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430F58391C1499E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886cm, 5.561cm, 14.71cm, 6.829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819cm" svg:height="22.3cm" svg:x="1.191cm" svg:y="2.691cm">
          <draw:image xlink:href="Pictures/10000000000005E8000007E0430F58391C1499E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2-24T11:03:27.939637507</dc:date>
    <meta:editing-duration>PT3M33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